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F0" style:family="paragraph">
      <style:paragraph-properties fo:break-before="page" fo:text-align="center"/>
      <style:text-properties fo:font-weight="bold" style:font-weight-asian="bold" fo:font-size="26pt" style:font-size-asian="26pt" style:font-size-complex="26pt" style:text-underline-type="single" style:text-underline-style="solid" style:text-underline-width="auto" style:text-underline-mode="continuous"/>
    </style:style>
    <style:style style:name="P3" style:parent-style-name="Sansinterligne" style:family="paragraph">
      <style:paragraph-properties fo:text-align="center"/>
      <style:text-properties fo:font-weight="bold" style:font-weight-asian="bold" fo:font-size="26pt" style:font-size-asian="26pt" style:font-size-complex="26pt" style:text-underline-type="single" style:text-underline-style="solid" style:text-underline-width="auto" style:text-underline-mode="continuous"/>
    </style:style>
    <style:style style:name="P4" style:parent-style-name="Sansinterligne" style:family="paragraph">
      <style:text-properties fo:font-size="20pt" style:font-size-asian="20pt" style:font-size-complex="20pt" style:text-underline-type="single" style:text-underline-style="solid" style:text-underline-width="bold" style:text-underline-mode="continuous" style:text-underline-color="#FF0000"/>
    </style:style>
    <style:style style:name="P5" style:parent-style-name="Sansinterligne" style:family="paragraph">
      <style:text-properties fo:font-size="20pt" style:font-size-asian="20pt" style:font-size-complex="20pt" style:text-underline-type="single" style:text-underline-style="solid" style:text-underline-width="bold" style:text-underline-mode="continuous" style:text-underline-color="#FF0000"/>
    </style:style>
    <style:style style:name="T6" style:parent-style-name="Policepardéfaut" style:family="text">
      <style:text-properties style:language-asian="fr" style:country-asian="FR"/>
    </style:style>
    <style:style style:name="T7" style:parent-style-name="Policepardéfaut" style:family="text">
      <style:text-properties style:language-asian="fr" style:country-asian="FR"/>
    </style:style>
    <style:style style:name="T8" style:parent-style-name="Policepardéfaut" style:family="text">
      <style:text-properties style:language-asian="fr" style:country-asian="FR"/>
    </style:style>
    <style:style style:name="T9" style:parent-style-name="Policepardéfaut" style:family="text">
      <style:text-properties style:language-asian="fr" style:country-asian="FR"/>
    </style:style>
    <style:style style:name="T10" style:parent-style-name="Policepardéfaut" style:family="text">
      <style:text-properties style:language-asian="fr" style:country-asian="FR"/>
    </style:style>
    <style:style style:name="T11" style:parent-style-name="Policepardéfaut" style:family="text">
      <style:text-properties style:language-asian="fr" style:country-asian="FR"/>
    </style:style>
    <style:style style:name="T12" style:parent-style-name="Policepardéfaut" style:family="text">
      <style:text-properties style:language-asian="fr" style:country-asian="F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T15" style:parent-style-name="Policepardéfaut" style:family="text">
      <style:text-properties style:language-asian="fr" style:country-asian="FR"/>
    </style:style>
    <style:style style:name="T16" style:parent-style-name="Policepardéfaut" style:family="text">
      <style:text-properties style:language-asian="fr" style:country-asian="FR"/>
    </style:style>
    <style:style style:name="T17" style:parent-style-name="Policepardéfaut" style:family="text">
      <style:text-properties style:language-asian="fr" style:country-asian="FR"/>
    </style:style>
    <style:style style:name="T18" style:parent-style-name="Policepardéfaut" style:family="text">
      <style:text-properties style:language-asian="fr" style:country-asian="FR"/>
    </style:style>
    <style:style style:name="T19" style:parent-style-name="Policepardéfaut" style:family="text">
      <style:text-properties style:language-asian="fr" style:country-asian="FR"/>
    </style:style>
    <style:style style:name="T20" style:parent-style-name="Policepardéfaut" style:family="text">
      <style:text-properties style:language-asian="fr" style:country-asian="FR"/>
    </style:style>
    <style:style style:name="T21" style:parent-style-name="Policepardéfaut" style:family="text">
      <style:text-properties style:language-asian="fr" style:country-asian="F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T24" style:parent-style-name="Policepardéfaut" style:family="text">
      <style:text-properties style:language-asian="fr" style:country-asian="F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T27" style:parent-style-name="Policepardéfaut" style:family="text">
      <style:text-properties style:language-asian="fr" style:country-asian="FR"/>
    </style:style>
    <style:style style:name="P28" style:parent-style-name="Normal" style:family="paragraph">
      <style:paragraph-properties fo:text-align="center"/>
    </style:style>
    <style:style style:name="P29" style:parent-style-name="Normal" style:family="paragraph">
      <style:paragraph-properties fo:text-align="center"/>
      <style:text-properties fo:font-style="italic" style:font-style-asian="italic"/>
    </style:style>
    <style:style style:name="P30" style:parent-style-name="Normal" style:family="paragraph">
      <style:paragraph-properties fo:text-align="center"/>
    </style:style>
    <style:style style:name="T31" style:parent-style-name="Policepardéfaut" style:family="text">
      <style:text-properties style:language-asian="fr" style:country-asian="FR"/>
    </style:style>
    <style:style style:name="P32" style:parent-style-name="Normal" style:family="paragraph">
      <style:paragraph-properties fo:text-align="center"/>
    </style:style>
    <style:style style:name="P33" style:parent-style-name="Normal" style:family="paragraph">
      <style:paragraph-properties fo:text-align="center"/>
      <style:text-properties fo:font-style="italic" style:font-style-asian="italic"/>
    </style:style>
    <style:style style:name="P34" style:parent-style-name="Normal" style:family="paragraph">
      <style:paragraph-properties fo:text-align="center"/>
    </style:style>
    <style:style style:name="T35" style:parent-style-name="Policepardéfaut" style:family="text">
      <style:text-properties style:language-asian="fr" style:country-asian="FR"/>
    </style:style>
    <style:style style:name="T36" style:parent-style-name="Policepardéfaut" style:family="text">
      <style:text-properties style:language-asian="fr" style:country-asian="FR"/>
    </style:style>
    <style:style style:name="T37" style:parent-style-name="Policepardéfaut" style:family="text">
      <style:text-properties style:language-asian="fr" style:country-asian="FR"/>
    </style:style>
    <style:style style:name="P38" style:parent-style-name="Normal" style:family="paragraph">
      <style:paragraph-properties fo:text-align="center"/>
    </style:style>
    <style:style style:name="P39" style:parent-style-name="Normal" style:family="paragraph">
      <style:paragraph-properties fo:text-align="center"/>
      <style:text-properties fo:font-style="italic" style:font-style-asian="italic"/>
    </style:style>
    <style:style style:name="P40" style:parent-style-name="Normal" style:family="paragraph">
      <style:paragraph-properties fo:break-before="page"/>
      <style:text-properties fo:hyphenate="true"/>
    </style:style>
    <style:style style:name="P41" style:parent-style-name="Sansinterligne" style:family="paragraph">
      <style:text-properties fo:font-weight="bold" style:font-weight-asian="bold" fo:font-size="12pt" style:font-size-asian="12pt" style:font-size-complex="12pt"/>
    </style:style>
    <style:style style:name="T42" style:parent-style-name="Policepardéfaut" style:family="text">
      <style:text-properties fo:font-weight="bold" style:font-weight-asian="bold"/>
    </style:style>
    <style:style style:name="T43" style:parent-style-name="Policepardéfaut" style:family="text">
      <style:text-properties fo:font-weight="bold" style:font-weight-asian="bold"/>
    </style:style>
    <style:style style:name="T44" style:parent-style-name="Policepardéfaut" style:family="text">
      <style:text-properties fo:font-weight="bold" style:font-weight-asian="bold"/>
    </style:style>
    <style:style style:name="T45" style:parent-style-name="Policepardéfaut" style:family="text">
      <style:text-properties fo:font-weight="bold" style:font-weight-asian="bold"/>
    </style:style>
    <style:style style:name="P46" style:parent-style-name="Sansinterligne" style:family="paragraph">
      <style:text-properties fo:font-weight="bold" style:font-weight-asian="bold" fo:font-size="12pt" style:font-size-asian="12pt"/>
    </style:style>
    <style:style style:name="P47" style:parent-style-name="Normal" style:family="paragraph">
      <style:paragraph-properties fo:text-align="center"/>
      <style:text-properties fo:font-weight="bold" style:font-weight-asian="bold" fo:font-size="16pt" style:font-size-asian="16pt" style:text-underline-type="single" style:text-underline-style="solid" style:text-underline-width="auto" style:text-underline-mode="continuous"/>
    </style:style>
    <style:style style:name="P48" style:parent-style-name="Paragraphedeliste" style:list-style-name="LFO2" style:family="paragraph">
      <style:text-properties fo:color="#0070C0"/>
    </style:style>
    <style:style style:name="P49" style:parent-style-name="Paragraphedeliste" style:list-style-name="LFO2" style:family="paragraph"/>
    <style:style style:name="P50" style:parent-style-name="Paragraphedeliste" style:list-style-name="LFO2" style:family="paragraph"/>
    <style:style style:name="P51" style:parent-style-name="Paragraphedeliste" style:list-style-name="LFO2" style:family="paragraph"/>
    <style:style style:name="P52" style:parent-style-name="Paragraphedeliste" style:list-style-name="LFO2" style:family="paragraph"/>
    <style:style style:name="P53" style:parent-style-name="Normal" style:family="paragraph">
      <style:paragraph-properties fo:text-align="center"/>
      <style:text-properties fo:font-weight="bold" style:font-weight-asian="bold" fo:font-size="16pt" style:font-size-asian="16pt" style:text-underline-type="single" style:text-underline-style="solid" style:text-underline-width="auto" style:text-underline-mode="continuous"/>
    </style:style>
    <style:style style:name="P54" style:parent-style-name="Paragraphedeliste" style:list-style-name="LFO2" style:family="paragraph"/>
    <style:style style:name="T55" style:parent-style-name="Policepardéfaut" style:family="text">
      <style:text-properties fo:color="#00B050"/>
    </style:style>
    <style:style style:name="P56" style:parent-style-name="Paragraphedeliste" style:list-style-name="LFO2" style:family="paragraph"/>
    <style:style style:name="P57" style:parent-style-name="Paragraphedeliste" style:list-style-name="LFO2" style:family="paragraph"/>
    <style:style style:name="P58" style:parent-style-name="Paragraphedeliste" style:list-style-name="LFO2" style:family="paragraph"/>
    <style:style style:name="T59" style:parent-style-name="Policepardéfaut" style:family="text">
      <style:text-properties fo:color="#0070C0"/>
    </style:style>
    <style:style style:name="P60" style:parent-style-name="Paragraphedeliste" style:list-style-name="LFO2" style:family="paragraph"/>
    <style:style style:name="P61" style:parent-style-name="Paragraphedeliste" style:list-style-name="LFO2" style:family="paragraph"/>
    <style:style style:name="P62" style:parent-style-name="Normal" style:family="paragraph">
      <style:paragraph-properties fo:text-align="center"/>
      <style:text-properties fo:font-weight="bold" style:font-weight-asian="bold" fo:font-size="16pt" style:font-size-asian="16pt" style:text-underline-type="single" style:text-underline-style="solid" style:text-underline-width="auto" style:text-underline-mode="continuous"/>
    </style:style>
    <style:style style:name="P63" style:parent-style-name="Paragraphedeliste" style:list-style-name="LFO2" style:family="paragraph"/>
    <style:style style:name="P64" style:parent-style-name="Paragraphedeliste" style:list-style-name="LFO2" style:family="paragraph"/>
    <style:style style:name="P65" style:parent-style-name="Paragraphedeliste" style:list-style-name="LFO2" style:family="paragraph"/>
    <style:style style:name="P66" style:parent-style-name="Paragraphedeliste" style:list-style-name="LFO2" style:family="paragraph"/>
    <style:style style:name="T67" style:parent-style-name="Policepardéfaut" style:family="text">
      <style:text-properties fo:color="#00B050"/>
    </style:style>
    <style:style style:name="P68" style:parent-style-name="Paragraphedeliste" style:list-style-name="LFO2" style:family="paragraph"/>
    <style:style style:name="P69" style:parent-style-name="Paragraphedeliste" style:list-style-name="LFO2" style:family="paragraph"/>
    <style:style style:name="P70" style:parent-style-name="Paragraphedeliste" style:list-style-name="LFO2" style:family="paragraph"/>
    <style:style style:name="T71" style:parent-style-name="Policepardéfaut" style:family="text">
      <style:text-properties style:language-asian="fr" style:country-asian="FR"/>
    </style:style>
    <style:style style:name="T72" style:parent-style-name="Policepardéfaut" style:family="text">
      <style:text-properties style:language-asian="fr" style:country-asian="FR"/>
    </style:style>
    <style:style style:name="P73" style:parent-style-name="Sansinterligne" style:family="paragraph">
      <style:text-properties fo:font-size="20pt" style:font-size-asian="20pt" style:font-size-complex="20pt" style:text-underline-type="single" style:text-underline-style="solid" style:text-underline-width="bold" style:text-underline-mode="continuous" style:text-underline-color="#FF0000"/>
    </style:style>
    <style:style style:name="P74" style:parent-style-name="Sansinterligne" style:family="paragraph">
      <style:text-properties fo:font-size="20pt" style:font-size-asian="20pt" style:font-size-complex="20pt" style:text-underline-type="single" style:text-underline-style="solid" style:text-underline-width="bold" style:text-underline-mode="continuous" style:text-underline-color="#FF0000"/>
    </style:style>
    <style:style style:name="P75" style:parent-style-name="Sansinterligne" style:family="paragraph">
      <style:text-properties fo:font-size="20pt" style:font-size-asian="20pt" style:font-size-complex="20pt" style:text-underline-type="single" style:text-underline-style="solid" style:text-underline-width="bold" style:text-underline-mode="continuous" style:text-underline-color="#FF0000"/>
    </style:style>
    <style:style style:name="P76" style:parent-style-name="Sansinterligne" style:list-style-name="LFO1" style:family="paragraph"/>
    <style:style style:name="P77" style:parent-style-name="Sansinterligne" style:list-style-name="LFO1" style:family="paragraph"/>
    <style:style style:name="P78" style:parent-style-name="Sansinterligne" style:list-style-name="LFO1" style:family="paragraph"/>
    <style:style style:name="P79" style:parent-style-name="Sansinterligne" style:list-style-name="LFO1" style:family="paragraph"/>
    <style:style style:name="P80" style:parent-style-name="Sansinterligne" style:list-style-name="LFO1" style:family="paragraph"/>
    <style:style style:name="P81" style:parent-style-name="Sansinterligne" style:list-style-name="LFO1" style:family="paragraph"/>
    <style:style style:name="P82" style:parent-style-name="Sansinterligne" style:list-style-name="LFO1" style:family="paragraph"/>
    <style:style style:name="P83" style:parent-style-name="Sansinterligne" style:list-style-name="LFO1" style:family="paragraph"/>
    <style:style style:name="P84" style:parent-style-name="Sansinterligne" style:list-style-name="LFO1" style:family="paragraph"/>
    <style:style style:name="P85" style:parent-style-name="Sansinterligne" style:list-style-name="LFO1" style:family="paragraph"/>
    <style:style style:family="graphic" style:name="a21">
      <style:graphic-properties style:wrap="run-through" style:run-through="foreground" draw:fill="none" draw:stroke="solid" svg:stroke-width="0.02083in" svg:stroke-color="#000000" draw:marker-start="a19" draw:marker-end="a20"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none" draw:stroke="solid" svg:stroke-width="0.02083in" svg:stroke-color="#000000" draw:marker-start="a22" draw:marker-end="a23" svg:stroke-opacity="100%" draw:stroke-linejoin="miter" svg:stroke-linecap="butt" style:horizontal-rel="paragraph" style:vertical-rel="paragraph" style:horizontal-pos="from-left" style:vertical-pos="from-top"/>
    </style:style>
    <style:style style:family="graphic" style:name="a25" style:parent-style-name="Graphics">
      <style:graphic-properties fo:wrap-option="wrap" fo:border="0.01389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389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389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389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2083in" svg:stroke-color="#000000" draw:marker-end="a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2083in" svg:stroke-color="#000000" draw:marker-end="a2"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2083in" svg:stroke-color="#000000" draw:marker-end="a4"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2083in" svg:stroke-color="#000000" draw:marker-end="a6"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2083in" svg:stroke-color="#000000" draw:marker-end="a8"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2083in" svg:stroke-color="#000000" draw:marker-end="a10" svg:stroke-opacity="100%" draw:stroke-linejoin="miter" svg:stroke-linecap="butt" style:horizontal-rel="paragraph" style:vertical-rel="paragraph" style:horizontal-pos="from-left" style:vertical-pos="from-top"/>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style:wrap="run-through" style:run-through="foreground" draw:fill="none" draw:stroke="solid" svg:stroke-width="0.02083in" svg:stroke-color="#000000" draw:marker-end="a14"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2083in" svg:stroke-color="#000000" draw:marker-end="a17" svg:stroke-opacity="100%" draw:stroke-linejoin="miter" svg:stroke-linecap="butt" style:horizontal-rel="paragraph" style:vertical-rel="paragraph" style:horizontal-pos="from-left" style:vertical-pos="from-top"/>
    </style:style>
    <style:style style:family="graphic" style:name="a3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1389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wrap-option="wrap" fo:border="0.01389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wrap-option="wrap" fo:border="0.01389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wrap-option="wrap" fo:border="0.01389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6">
      <style:graphic-properties style:wrap="run-through" style:run-through="foreground" draw:fill="none" draw:stroke="solid" svg:stroke-width="0.01389in" svg:stroke-color="#0070c0" draw:marker-end="a35"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none" draw:stroke="solid" svg:stroke-width="0.01389in" svg:stroke-color="#00b050" draw:marker-end="a37"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3">Compte rendu TP Technologie Web</text:p>
      <text:p text:style-name="Sansinterligne"/>
      <text:p text:style-name="Sansinterligne"/>
      <text:p text:style-name="P4">Introduction</text:p>
      <text:p text:style-name="Sansinterligne"/>
      <text:p text:style-name="Sansinterligne">Le but de ce TP est d’implémenter un serveur d’application web qui permets de gérer des listes en ayant un compte utilisateur.</text:p>
      <text:p text:style-name="Sansinterligne">Pour<text:s/>cela nous utilisons la base de données H2, pour générer les vues nous utilisons FreeMarker et pour gérer le contrôleur nous utilisons Spark.<text:s/></text:p>
      <text:p text:style-name="Sansinterligne">Le tout en Java.</text:p>
      <text:p text:style-name="Sansinterligne"/>
      <text:p text:style-name="P5">Fonctionnement</text:p>
      <text:p text:style-name="Sansinterligne"/>
      <text:p text:style-name="Sansinterligne"/>
      <text:p text:style-name="Sansinterligne">L’architecture de l’application est un modèle MVC (Model-Vue-Control) comme suit :</text:p>
      <text:p text:style-name="Sansinterligne"/>
      <text:p text:style-name="Sansinterligne"><text:span text:style-name="T6"><draw:connector draw:type="line" svg:x1="2.10764in" svg:y1="1.79931in" svg:x2="2.84931in" svg:y2="0.94167in" draw:z-index="251685888" draw:id="id0" draw:style-name="a1" draw:name="Connecteur droit avec flèche 19" text:anchor-type="paragraph"><svg:title/><svg:desc/></draw:connector></text:span><text:span text:style-name="T7"><draw:connector draw:type="line" svg:x1="3.06528in" svg:y1="1.04167in" svg:x2="2.48264in" svg:y2="1.87431in" draw:z-index="251684864" draw:id="id1" draw:style-name="a3" draw:name="Connecteur droit avec flèche 18" text:anchor-type="paragraph"><svg:title/><svg:desc/></draw:connector></text:span><text:span text:style-name="T8"><draw:connector draw:type="line" svg:x1="4.79097in" svg:y1="3.45833in" svg:x2="4.79097in" svg:y2="2.55833in" draw:z-index="251683840" draw:id="id2" draw:style-name="a5" draw:name="Connecteur droit avec flèche 17" text:anchor-type="paragraph"><svg:title/><svg:desc/></draw:connector></text:span><text:span text:style-name="T9"><draw:connector draw:type="line" svg:x1="5.21597in" svg:y1="2.55in" svg:x2="5.21597in" svg:y2="3.43264in" draw:z-index="251682816" draw:id="id3" draw:style-name="a7" draw:name="Connecteur droit avec flèche 16" text:anchor-type="paragraph"><svg:title/><svg:desc/></draw:connector></text:span><text:span text:style-name="T10"><draw:connector draw:type="line" svg:x1="4.39028in" svg:y1="1.90764in" svg:x2="3.73264in" svg:y2="1.025in" draw:z-index="251681792" draw:id="id4" draw:style-name="a9" draw:name="Connecteur droit avec flèche 15" text:anchor-type="paragraph"><svg:title/><svg:desc/></draw:connector></text:span><text:span text:style-name="T11"><draw:connector draw:type="line" svg:x1="4.02431in" svg:y1="0.90833in" svg:x2="4.81459in" svg:y2="1.78333in" draw:z-index="251680768" draw:id="id5" draw:style-name="a11" draw:name="Connecteur droit avec flèche 14" text:anchor-type="paragraph"><svg:title/><svg:desc/></draw:connector></text:span><text:span text:style-name="T12"><draw:frame draw:z-index="251679744" draw:id="id6" draw:style-name="a12" draw:name="Zone de texte 2" text:anchor-type="paragraph" svg:x="0.81597in" svg:y="0.8in" svg:width="1.41667in" svg:height="0.25764in" style:rel-width="scale" style:rel-height="scale"><draw:text-box><text:p text:style-name="P13">Réponse HTTP</text:p><text:p text:style-name="P14"/><text:p text:style-name="Normal"/></draw:text-box><svg:title/><svg:desc/></draw:frame></text:span><text:span text:style-name="T15"><draw:frame draw:z-index="251677696" draw:id="id7" draw:style-name="a13" draw:name="Zone de texte 2" text:anchor-type="paragraph" svg:x="0.96597in" svg:y="0.10833in" svg:width="1.20764in" svg:height="0.30764in" style:rel-width="scale" style:rel-height="scale"><draw:text-box><text:p text:style-name="Normal">Requête HTTP</text:p></draw:text-box><svg:title/><svg:desc/></draw:frame></text:span><text:span text:style-name="T16"><draw:connector draw:type="line" svg:x1="2.85764in" svg:y1="0.75764in" svg:x2="0.48264in" svg:y2="0.725in" draw:z-index="251675648" draw:id="id8" draw:style-name="a15" draw:name="Connecteur droit avec flèche 11" text:anchor-type="paragraph"><svg:title/><svg:desc/></draw:connector></text:span><text:span text:style-name="T17"><draw:custom-shape svg:x="-0.31736in" svg:y="0.25833in" svg:width="0.74167in" svg:height="0.71667in" draw:z-index="251671552" draw:id="id9" draw:style-name="a16" draw:name="Émoticône 7" text:anchor-type="paragraph"><svg:title/><svg:desc/><draw:enhanced-geometry draw:type="non-primitive" svg:viewBox="0 0 21600 21600" draw:enhanced-path="M ?f79 ?f80 A ?f124 ?f125 ?f126 ?f127 ?f79 ?f80 ?f121 ?f123  W ?f128 ?f129 ?f130 ?f131 ?f79 ?f80 ?f121 ?f123 Z N M ?f81 ?f82 A ?f152 ?f153 ?f154 ?f155 ?f81 ?f82 ?f149 ?f151  W ?f156 ?f157 ?f158 ?f159 ?f81 ?f82 ?f149 ?f151 Z N M ?f83 ?f82 A ?f164 ?f153 ?f165 ?f155 ?f83 ?f82 ?f163 ?f151  W ?f166 ?f157 ?f167 ?f159 ?f83 ?f82 ?f163 ?f151 Z N F M ?f17 ?f39 C ?f18 ?f40 ?f19 ?f40 ?f20 ?f39 N" draw:text-areas="?f47 ?f47 ?f48 ?f48" draw:glue-points="?f45 ?f45 ?f45 ?f46 ?f46 ?f46 ?f46 ?f45" draw:glue-point-leaving-directions="-0, 180, 180, -0" draw:modifiers="17520"><draw:equation draw:name="f0" draw:formula="10800000"/><draw:equation draw:name="f1" draw:formula="5400000"/><draw:equation draw:name="f2" draw:formula="top"/><draw:equation draw:name="f3" draw:formula="bottom"/><draw:equation draw:name="f4" draw:formula="?f3 - ?f2"/><draw:equation draw:name="f5" draw:formula="5419351 / 1725033"/><draw:equation draw:name="f6" draw:formula="180"/><draw:equation draw:name="f7" draw:formula="?f4 / 21600"/><draw:equation draw:name="f8" draw:formula="0"/><draw:equation draw:name="f9" draw:formula="21600"/><draw:equation draw:name="f10" draw:formula="15510"/><draw:equation draw:name="f11" draw:formula="17520"/><draw:equation draw:name="f12" draw:formula="10800 * 10800"/><draw:equation draw:name="f13" draw:formula="0 - 23592960"/><draw:equation draw:name="f14" draw:formula="10800"/><draw:equation draw:name="f15" draw:formula="1165 * 1165"/><draw:equation draw:name="f16" draw:formula="1165"/><draw:equation draw:name="f17" draw:formula="4870"/><draw:equation draw:name="f18" draw:formula="8680"/><draw:equation draw:name="f19" draw:formula="12920"/><draw:equation draw:name="f20" draw:formula="16730"/><draw:equation draw:name="f21" draw:formula="0 * ?f5"/><draw:equation draw:name="f22" draw:formula="?f8 * ?f0"/><draw:equation draw:name="f23" draw:formula="?f13 * ?f0"/><draw:equation draw:name="f24" draw:formula="$0"/><draw:equation draw:name="f25" draw:formula="?f9 - ?f8"/><draw:equation draw:name="f26" draw:formula="?f21 / ?f6"/><draw:equation draw:name="f27" draw:formula="?f22 / ?f6"/><draw:equation draw:name="f28" draw:formula="?f23 / ?f6"/><draw:equation draw:name="f29" draw:formula="?f25 / 21600"/><draw:equation draw:name="f30" draw:formula="?f24 - 15510"/><draw:equation draw:name="f31" draw:formula="0 - ?f26"/><draw:equation draw:name="f32" draw:formula="?f27 - ?f1"/><draw:equation draw:name="f33" draw:formula="?f28 - ?f1"/><draw:equation draw:name="f34" draw:formula="10800 * ?f29"/><draw:equation draw:name="f35" draw:formula="3200 * ?f29"/><draw:equation draw:name="f36" draw:formula="18400 * ?f29"/><draw:equation draw:name="f37" draw:formula="3160 * ?f29"/><draw:equation draw:name="f38" draw:formula="18440 * ?f29"/><draw:equation draw:name="f39" draw:formula="17520 - ?f30"/><draw:equation draw:name="f40" draw:formula="15510 + ?f30"/><draw:equation draw:name="f41" draw:formula="?f31 * ?f0"/><draw:equation draw:name="f42" draw:formula="?f33 - ?f32"/><draw:equation draw:name="f43" draw:formula="?f41 / ?f5"/><draw:equation draw:name="f44" draw:formula="?f34 / ?f29"/><draw:equation draw:name="f45" draw:formula="?f37 / ?f29"/><draw:equation draw:name="f46" draw:formula="?f38 / ?f29"/><draw:equation draw:name="f47" draw:formula="?f35 / ?f29"/><draw:equation draw:name="f48" draw:formula="?f36 / ?f29"/><draw:equation draw:name="f49" draw:formula="?f43 - ?f1"/><draw:equation draw:name="f50" draw:formula="?f49 + ?f1"/><draw:equation draw:name="f51" draw:formula="?f50 * ?f5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2 / ?f71"/><draw:equation draw:name="f74" draw:formula="?f15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7"/><draw:equation draw:name="f85" draw:formula="21550000 - ?f42"/><draw:equation draw:name="f86" draw:formula="if(?f85, ?f42, 21550000)"/><draw:equation draw:name="f87" draw:formula="-21550000 - ?f86"/><draw:equation draw:name="f88" draw:formula="if(?f87, -21550000, ?f86)"/><draw:equation draw:name="f89" draw:formula="?f32 + ?f88"/><draw:equation draw:name="f90" draw:formula="?f32 + ?f1"/><draw:equation draw:name="f91" draw:formula="?f90 * ?f5 / ?f0"/><draw:equation draw:name="f92" draw:formula="0 - ?f91"/><draw:equation draw:name="f93" draw:formula="cos(?f92)"/><draw:equation draw:name="f94" draw:formula="0 - ?f93"/><draw:equation draw:name="f95" draw:formula="?f94 * ?f14"/><draw:equation draw:name="f96" draw:formula="sin(?f92)"/><draw:equation draw:name="f97" draw:formula="0 - ?f96"/><draw:equation draw:name="f98" draw:formula="?f97 * ?f14"/><draw:equation draw:name="f99" draw:formula="sqrt(?f95 * ?f95 + ?f98 * ?f98 + 0 * 0)"/><draw:equation draw:name="f100" draw:formula="?f14 * ?f14 / ?f99"/><draw:equation draw:name="f101" draw:formula="?f97 * ?f100"/><draw:equation draw:name="f102" draw:formula="?f79 - ?f101"/><draw:equation draw:name="f103" draw:formula="?f94 * ?f100"/><draw:equation draw:name="f104" draw:formula="?f80 - ?f103"/><draw:equation draw:name="f105" draw:formula="?f102 - ?f14"/><draw:equation draw:name="f106" draw:formula="?f104 - ?f14"/><draw:equation draw:name="f107" draw:formula="?f102 + ?f14"/><draw:equation draw:name="f108" draw:formula="?f104 + ?f14"/><draw:equation draw:name="f109" draw:formula="?f89 + ?f1"/><draw:equation draw:name="f110" draw:formula="?f109 * ?f5 / ?f0"/><draw:equation draw:name="f111" draw:formula="0 - ?f110"/><draw:equation draw:name="f112" draw:formula="cos(?f111)"/><draw:equation draw:name="f113" draw:formula="0 - ?f112"/><draw:equation draw:name="f114" draw:formula="?f113 * ?f14"/><draw:equation draw:name="f115" draw:formula="sin(?f111)"/><draw:equation draw:name="f116" draw:formula="0 - ?f115"/><draw:equation draw:name="f117" draw:formula="?f116 * ?f14"/><draw:equation draw:name="f118" draw:formula="sqrt(?f114 * ?f114 + ?f117 * ?f117 + 0 * 0)"/><draw:equation draw:name="f119" draw:formula="?f14 * ?f14 / ?f118"/><draw:equation draw:name="f120" draw:formula="?f116 * ?f119"/><draw:equation draw:name="f121" draw:formula="?f102 + ?f120"/><draw:equation draw:name="f122" draw:formula="?f113 * ?f119"/><draw:equation draw:name="f123" draw:formula="?f104 + ?f122"/><draw:equation draw:name="f124" draw:formula="if(?f88, ?f79, ?f105)"/><draw:equation draw:name="f125" draw:formula="if(?f88, ?f80, ?f106)"/><draw:equation draw:name="f126" draw:formula="if(?f88, ?f79, ?f107)"/><draw:equation draw:name="f127" draw:formula="if(?f88, ?f80, ?f108)"/><draw:equation draw:name="f128" draw:formula="if(?f88, ?f105, ?f121)"/><draw:equation draw:name="f129" draw:formula="if(?f88, ?f106, ?f123)"/><draw:equation draw:name="f130" draw:formula="if(?f88, ?f107, ?f121)"/><draw:equation draw:name="f131" draw:formula="if(?f88, ?f108, ?f123)"/><draw:equation draw:name="f132" draw:formula="?f94 * ?f16"/><draw:equation draw:name="f133" draw:formula="?f97 * ?f16"/><draw:equation draw:name="f134" draw:formula="sqrt(?f132 * ?f132 + ?f133 * ?f133 + 0 * 0)"/><draw:equation draw:name="f135" draw:formula="?f16 * ?f16 / ?f134"/><draw:equation draw:name="f136" draw:formula="?f97 * ?f135"/><draw:equation draw:name="f137" draw:formula="?f81 - ?f136"/><draw:equation draw:name="f138" draw:formula="?f94 * ?f135"/><draw:equation draw:name="f139" draw:formula="?f82 - ?f138"/><draw:equation draw:name="f140" draw:formula="?f137 - ?f16"/><draw:equation draw:name="f141" draw:formula="?f139 - ?f16"/><draw:equation draw:name="f142" draw:formula="?f137 + ?f16"/><draw:equation draw:name="f143" draw:formula="?f139 + ?f16"/><draw:equation draw:name="f144" draw:formula="?f113 * ?f16"/><draw:equation draw:name="f145" draw:formula="?f116 * ?f16"/><draw:equation draw:name="f146" draw:formula="sqrt(?f144 * ?f144 + ?f145 * ?f145 + 0 * 0)"/><draw:equation draw:name="f147" draw:formula="?f16 * ?f16 / ?f146"/><draw:equation draw:name="f148" draw:formula="?f116 * ?f147"/><draw:equation draw:name="f149" draw:formula="?f137 + ?f148"/><draw:equation draw:name="f150" draw:formula="?f113 * ?f147"/><draw:equation draw:name="f151" draw:formula="?f139 + ?f150"/><draw:equation draw:name="f152" draw:formula="if(?f88, ?f81, ?f140)"/><draw:equation draw:name="f153" draw:formula="if(?f88, ?f82, ?f141)"/><draw:equation draw:name="f154" draw:formula="if(?f88, ?f81, ?f142)"/><draw:equation draw:name="f155" draw:formula="if(?f88, ?f82, ?f143)"/><draw:equation draw:name="f156" draw:formula="if(?f88, ?f140, ?f149)"/><draw:equation draw:name="f157" draw:formula="if(?f88, ?f141, ?f151)"/><draw:equation draw:name="f158" draw:formula="if(?f88, ?f142, ?f149)"/><draw:equation draw:name="f159" draw:formula="if(?f88, ?f143, ?f151)"/><draw:equation draw:name="f160" draw:formula="?f83 - ?f136"/><draw:equation draw:name="f161" draw:formula="?f160 - ?f16"/><draw:equation draw:name="f162" draw:formula="?f160 + ?f16"/><draw:equation draw:name="f163" draw:formula="?f160 + ?f148"/><draw:equation draw:name="f164" draw:formula="if(?f88, ?f83, ?f161)"/><draw:equation draw:name="f165" draw:formula="if(?f88, ?f83, ?f162)"/><draw:equation draw:name="f166" draw:formula="if(?f88, ?f161, ?f163)"/><draw:equation draw:name="f167" draw:formula="if(?f88, ?f162, ?f163)"/><draw:handle draw:handle-position="?f44 $0" draw:handle-range-y-minimum="15510" draw:handle-range-y-maximum="17520"/></draw:enhanced-geometry></draw:custom-shape></text:span><text:span text:style-name="T18"><draw:connector draw:type="line" svg:x1="0.48264in" svg:y1="0.44167in" svg:x2="2.84931in" svg:y2="0.45695in" draw:z-index="251674624" draw:id="id10" draw:style-name="a18" draw:name="Connecteur droit avec flèche 10" text:anchor-type="paragraph"><svg:title/><svg:desc/></draw:connector></text:span><text:span text:style-name="T19"><draw:connector draw:type="line" svg:x1="5.00764in" svg:y1="3.93333in" svg:x2="5.02431in" svg:y2="4.34097in" draw:z-index="251673600" draw:id="id11" draw:style-name="a21" draw:name="Connecteur droit avec flèche 9" text:anchor-type="paragraph"><svg:title/><svg:desc/></draw:connector></text:span><text:span text:style-name="T20"><draw:connector draw:type="line" svg:x1="1.82431in" svg:y1="2.59167in" svg:x2="1.82431in" svg:y2="3.37431in" draw:z-index="251672576" draw:id="id12" draw:style-name="a24" draw:name="Connecteur droit avec flèche 8" text:anchor-type="paragraph"><svg:title/><svg:desc/></draw:connector></text:span><text:span text:style-name="T21"><draw:frame draw:z-index="251661312" draw:id="id13" draw:style-name="a25" draw:name="Zone de texte 2" text:anchor-type="paragraph" svg:x="4.48333in" svg:y="3.475in" svg:width="1.06667in" svg:height="0.43264in" style:rel-width="scale" style:rel-height="scale"><draw:text-box><text:p text:style-name="P22">DAO</text:p><text:p text:style-name="P23"/><text:p text:style-name="Normal"/></draw:text-box><svg:title/><svg:desc/></draw:frame></text:span><text:span text:style-name="T24"><draw:frame draw:z-index="251667456" draw:id="id14" draw:style-name="a26" draw:name="Zone de texte 2" text:anchor-type="paragraph" svg:x="1.3in" svg:y="3.41667in" svg:width="1.06667in" svg:height="0.43264in" style:rel-width="scale" style:rel-height="scale"><draw:text-box><text:p text:style-name="P25">Templates</text:p><text:p text:style-name="P26"/><text:p text:style-name="Normal"/></draw:text-box><svg:title/><svg:desc/></draw:frame></text:span><text:span text:style-name="T27"><draw:frame draw:z-index="251665408" draw:id="id15" draw:style-name="a27" draw:name="Zone de texte 3" text:anchor-type="paragraph" svg:x="4.425in" svg:y="1.825in" svg:width="1.175in" svg:height="0.7in" style:rel-width="scale" style:rel-height="scale"><draw:text-box><text:p text:style-name="P28">Model</text:p><text:p text:style-name="P29">« Classe Java »</text:p><text:p text:style-name="P30"/><text:p text:style-name="Normal"/></draw:text-box><svg:title/><svg:desc/></draw:frame></text:span><text:span text:style-name="T31"><draw:frame draw:z-index="251663360" draw:id="id16" draw:style-name="a28" draw:name="Zone de texte 2" text:anchor-type="paragraph" svg:x="1.27431in" svg:y="1.825in" svg:width="1.175in" svg:height="0.7in" style:rel-width="scale" style:rel-height="scale"><draw:text-box><text:p text:style-name="P32">Vues</text:p><text:p text:style-name="P33">« FreeMarker »</text:p><text:p text:style-name="P34"/><text:p text:style-name="Normal"/></draw:text-box><svg:title/><svg:desc/></draw:frame></text:span><text:span text:style-name="T35"><draw:frame draw:z-index="251670528" draw:id="id17" draw:style-name="a29" draw:name="Zone de texte 2" text:anchor-type="paragraph" svg:x="4.86597in" svg:y="4.66667in" svg:width="0.425in" svg:height="0.28264in" style:rel-width="scale" style:rel-height="scale"><draw:text-box><text:p text:style-name="Normal">H2</text:p></draw:text-box><svg:title/><svg:desc/></draw:frame></text:span><text:span text:style-name="T36"><draw:custom-shape svg:x="4.77431in" svg:y="4.375in" svg:width="0.55764in" svg:height="0.66667in" draw:z-index="251668480" draw:id="id18" draw:style-name="a30" draw:name="Organigramme : Disque magnétique 5" text:anchor-type="paragraph"><svg:title/><svg:desc/><draw:enhanced-geometry draw:type="non-primitive" svg:viewBox="0 0 510540 609600" draw:enhanced-path="S M ?f3 ?f6 A ?f60 ?f61 ?f62 ?f63 ?f3 ?f6 ?f57 ?f59  W ?f64 ?f65 ?f66 ?f67 ?f3 ?f6 ?f57 ?f59 L ?f4 ?f8 A ?f103 ?f104 ?f105 ?f106 ?f4 ?f8 ?f100 ?f102  W ?f107 ?f108 ?f109 ?f110 ?f4 ?f8 ?f100 ?f102 Z N F M ?f4 ?f6 A ?f103 ?f115 ?f105 ?f116 ?f4 ?f6 ?f100 ?f114  W ?f107 ?f117 ?f109 ?f118 ?f4 ?f6 ?f100 ?f114 N F M ?f3 ?f6 A ?f60 ?f61 ?f62 ?f63 ?f3 ?f6 ?f57 ?f59  W ?f64 ?f65 ?f66 ?f67 ?f3 ?f6 ?f57 ?f59 L ?f4 ?f8 A ?f103 ?f104 ?f105 ?f106 ?f4 ?f8 ?f100 ?f102  W ?f107 ?f108 ?f109 ?f110 ?f4 ?f8 ?f100 ?f102 Z N" draw:text-areas="?f16 ?f14 ?f19 ?f20" draw:glue-points="?f13 ?f14 ?f13 ?f15 ?f16 ?f17 ?f13 ?f18 ?f19 ?f17" draw:glue-point-leaving-directions="-360, -360, -270, -180, -90"><draw:equation draw:name="f0" draw:formula="10800000"/><draw:equation draw:name="f1" draw:formula="5400000"/><draw:equation draw:name="f2" draw:formula="5419351 / 1725033"/><draw:equation draw:name="f3" draw:formula="0"/><draw:equation draw:name="f4" draw:formula="510540"/><draw:equation draw:name="f5" draw:formula="609600"/><draw:equation draw:name="f6" draw:formula="101600"/><draw:equation draw:name="f7" draw:formula="255270"/><draw:equation draw:name="f8" draw:formula="508000"/><draw:equation draw:name="f9" draw:formula="?f5 - ?f3"/><draw:equation draw:name="f10" draw:formula="?f4 - ?f3"/><draw:equation draw:name="f11" draw:formula="?f10 / 510540"/><draw:equation draw:name="f12" draw:formula="?f9 / 609600"/><draw:equation draw:name="f13" draw:formula="255270 / ?f11"/><draw:equation draw:name="f14" draw:formula="203200 / ?f12"/><draw:equation draw:name="f15" draw:formula="0 / ?f12"/><draw:equation draw:name="f16" draw:formula="0 / ?f11"/><draw:equation draw:name="f17" draw:formula="304800 / ?f12"/><draw:equation draw:name="f18" draw:formula="609600 / ?f12"/><draw:equation draw:name="f19" draw:formula="510540 / ?f11"/><draw:equation draw:name="f20" draw:formula="508000 / ?f12"/><draw:equation draw:name="f21" draw:formula="21550000 - ?f0"/><draw:equation draw:name="f22" draw:formula="if(?f21, ?f0, 21550000)"/><draw:equation draw:name="f23" draw:formula="-21550000 - ?f22"/><draw:equation draw:name="f24" draw:formula="if(?f23, -21550000, ?f22)"/><draw:equation draw:name="f25" draw:formula="?f0 + ?f24"/><draw:equation draw:name="f26" draw:formula="?f0 + ?f1"/><draw:equation draw:name="f27" draw:formula="?f26 * ?f2 / ?f0"/><draw:equation draw:name="f28" draw:formula="0 - ?f27"/><draw:equation draw:name="f29" draw:formula="cos(?f28)"/><draw:equation draw:name="f30" draw:formula="0 - ?f29"/><draw:equation draw:name="f31" draw:formula="?f30 * ?f7"/><draw:equation draw:name="f32" draw:formula="sin(?f28)"/><draw:equation draw:name="f33" draw:formula="0 - ?f32"/><draw:equation draw:name="f34" draw:formula="?f33 * ?f6"/><draw:equation draw:name="f35" draw:formula="sqrt(?f31 * ?f31 + ?f34 * ?f34 + 0 * 0)"/><draw:equation draw:name="f36" draw:formula="?f7 * ?f6 / ?f35"/><draw:equation draw:name="f37" draw:formula="?f33 * ?f36"/><draw:equation draw:name="f38" draw:formula="?f3 - ?f37"/><draw:equation draw:name="f39" draw:formula="?f30 * ?f36"/><draw:equation draw:name="f40" draw:formula="?f6 - ?f39"/><draw:equation draw:name="f41" draw:formula="?f38 - ?f7"/><draw:equation draw:name="f42" draw:formula="?f40 - ?f6"/><draw:equation draw:name="f43" draw:formula="?f38 + ?f7"/><draw:equation draw:name="f44" draw:formula="?f40 + ?f6"/><draw:equation draw:name="f45" draw:formula="?f25 + ?f1"/><draw:equation draw:name="f46" draw:formula="?f45 * ?f2 / ?f0"/><draw:equation draw:name="f47" draw:formula="0 - ?f46"/><draw:equation draw:name="f48" draw:formula="cos(?f47)"/><draw:equation draw:name="f49" draw:formula="0 - ?f48"/><draw:equation draw:name="f50" draw:formula="?f49 * ?f7"/><draw:equation draw:name="f51" draw:formula="sin(?f47)"/><draw:equation draw:name="f52" draw:formula="0 - ?f51"/><draw:equation draw:name="f53" draw:formula="?f52 * ?f6"/><draw:equation draw:name="f54" draw:formula="sqrt(?f50 * ?f50 + ?f53 * ?f53 + 0 * 0)"/><draw:equation draw:name="f55" draw:formula="?f7 * ?f6 / ?f54"/><draw:equation draw:name="f56" draw:formula="?f52 * ?f55"/><draw:equation draw:name="f57" draw:formula="?f38 + ?f56"/><draw:equation draw:name="f58" draw:formula="?f49 * ?f55"/><draw:equation draw:name="f59" draw:formula="?f40 + ?f58"/><draw:equation draw:name="f60" draw:formula="if(?f24, ?f3, ?f41)"/><draw:equation draw:name="f61" draw:formula="if(?f24, ?f6, ?f42)"/><draw:equation draw:name="f62" draw:formula="if(?f24, ?f3, ?f43)"/><draw:equation draw:name="f63" draw:formula="if(?f24, ?f6, ?f44)"/><draw:equation draw:name="f64" draw:formula="if(?f24, ?f41, ?f57)"/><draw:equation draw:name="f65" draw:formula="if(?f24, ?f42, ?f59)"/><draw:equation draw:name="f66" draw:formula="if(?f24, ?f43, ?f57)"/><draw:equation draw:name="f67" draw:formula="if(?f24, ?f44, ?f59)"/><draw:equation draw:name="f68" draw:formula="?f3 + ?f24"/><draw:equation draw:name="f69" draw:formula="?f3 + ?f1"/><draw:equation draw:name="f70" draw:formula="?f69 * ?f2 / ?f0"/><draw:equation draw:name="f71" draw:formula="0 - ?f70"/><draw:equation draw:name="f72" draw:formula="cos(?f71)"/><draw:equation draw:name="f73" draw:formula="0 - ?f72"/><draw:equation draw:name="f74" draw:formula="?f73 * ?f7"/><draw:equation draw:name="f75" draw:formula="sin(?f71)"/><draw:equation draw:name="f76" draw:formula="0 - ?f75"/><draw:equation draw:name="f77" draw:formula="?f76 * ?f6"/><draw:equation draw:name="f78" draw:formula="sqrt(?f74 * ?f74 + ?f77 * ?f77 + 0 * 0)"/><draw:equation draw:name="f79" draw:formula="?f7 * ?f6 / ?f78"/><draw:equation draw:name="f80" draw:formula="?f76 * ?f79"/><draw:equation draw:name="f81" draw:formula="?f4 - ?f80"/><draw:equation draw:name="f82" draw:formula="?f73 * ?f79"/><draw:equation draw:name="f83" draw:formula="?f8 - ?f82"/><draw:equation draw:name="f84" draw:formula="?f81 - ?f7"/><draw:equation draw:name="f85" draw:formula="?f83 - ?f6"/><draw:equation draw:name="f86" draw:formula="?f81 + ?f7"/><draw:equation draw:name="f87" draw:formula="?f83 + ?f6"/><draw:equation draw:name="f88" draw:formula="?f68 + ?f1"/><draw:equation draw:name="f89" draw:formula="?f88 * ?f2 / ?f0"/><draw:equation draw:name="f90" draw:formula="0 - ?f89"/><draw:equation draw:name="f91" draw:formula="cos(?f90)"/><draw:equation draw:name="f92" draw:formula="0 - ?f91"/><draw:equation draw:name="f93" draw:formula="?f92 * ?f7"/><draw:equation draw:name="f94" draw:formula="sin(?f90)"/><draw:equation draw:name="f95" draw:formula="0 - ?f94"/><draw:equation draw:name="f96" draw:formula="?f95 * ?f6"/><draw:equation draw:name="f97" draw:formula="sqrt(?f93 * ?f93 + ?f96 * ?f96 + 0 * 0)"/><draw:equation draw:name="f98" draw:formula="?f7 * ?f6 / ?f97"/><draw:equation draw:name="f99" draw:formula="?f95 * ?f98"/><draw:equation draw:name="f100" draw:formula="?f81 + ?f99"/><draw:equation draw:name="f101" draw:formula="?f92 * ?f98"/><draw:equation draw:name="f102" draw:formula="?f83 + ?f101"/><draw:equation draw:name="f103" draw:formula="if(?f24, ?f4, ?f84)"/><draw:equation draw:name="f104" draw:formula="if(?f24, ?f8, ?f85)"/><draw:equation draw:name="f105" draw:formula="if(?f24, ?f4, ?f86)"/><draw:equation draw:name="f106" draw:formula="if(?f24, ?f8, ?f87)"/><draw:equation draw:name="f107" draw:formula="if(?f24, ?f84, ?f100)"/><draw:equation draw:name="f108" draw:formula="if(?f24, ?f85, ?f102)"/><draw:equation draw:name="f109" draw:formula="if(?f24, ?f86, ?f100)"/><draw:equation draw:name="f110" draw:formula="if(?f24, ?f87, ?f102)"/><draw:equation draw:name="f111" draw:formula="?f6 - ?f82"/><draw:equation draw:name="f112" draw:formula="?f111 - ?f6"/><draw:equation draw:name="f113" draw:formula="?f111 + ?f6"/><draw:equation draw:name="f114" draw:formula="?f111 + ?f101"/><draw:equation draw:name="f115" draw:formula="if(?f24, ?f6, ?f112)"/><draw:equation draw:name="f116" draw:formula="if(?f24, ?f6, ?f113)"/><draw:equation draw:name="f117" draw:formula="if(?f24, ?f112, ?f114)"/><draw:equation draw:name="f118" draw:formula="if(?f24, ?f113, ?f114)"/></draw:enhanced-geometry></draw:custom-shape></text:span><text:span text:style-name="T37"><draw:frame draw:z-index="251659264" draw:id="id19" draw:style-name="a31" draw:name="Zone de texte 2" text:anchor-type="paragraph" svg:x="2.89097in" svg:y="0.31667in" svg:width="1.06667in" svg:height="0.675in" style:rel-width="scale" style:rel-height="scale"><draw:text-box><text:p text:style-name="P38">MainControl</text:p><text:p text:style-name="P39">« Spark »</text:p><text:p text:style-name="Normal"/></draw:text-box><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Sansinterligne"/>
      <text:p text:style-name="P40"/>
      <text:p text:style-name="P41">Le principe de base :</text:p>
      <text:p text:style-name="Sansinterligne">L’utilisateur effectue une requête<text:s/><text:span text:style-name="T42">http</text:span><text:s/>sur le serveur,<text:s/>c’est donc le MainControl qui va traiter la requête et selon ce qui est demandé il va interroger le Model pour construire les données.</text:p>
      <text:p text:style-name="Sansinterligne">Le Model va demander à la DAO, cette dernière interroge la Base de Données via des requêtes<text:span text:style-name="T43"><text:s/>SQL</text:span><text:s/>et renvoie les réponses<text:s/>au Model qui les retourne au MainControl.</text:p>
      <text:p text:style-name="Sansinterligne">Le MainControl demande à la partie Vue de construire les vues, tout ça à partir de<text:s/><text:span text:style-name="T44">templates</text:span><text:s/>prédéfinis, en lui passant les données à afficher. La vue renvoie les fichiers HTML au MainControl. <text:s/></text:p>
      <text:p text:style-name="Sansinterligne">Le MainControl<text:s/>redirige l’utilisateur avec des réponses<text:s/><text:span text:style-name="T45">http</text:span>.</text:p>
      <text:p text:style-name="Sansinterligne"/>
      <text:p text:style-name="Sansinterligne"/>
      <text:p text:style-name="P46">La base de données :</text:p>
      <text:p text:style-name="Sansinterligne"/>
      <text:p text:style-name="Sansinterligne"><draw:frame draw:z-index="251689984" draw:id="id20" draw:style-name="a32" draw:name="Zone de texte 2" text:anchor-type="paragraph" svg:x="-0.57569in" svg:y="0.19375in" svg:width="1.65833in" svg:height="1.63333in" style:rel-width="scale" style:rel-height="scale"><draw:text-box><text:p text:style-name="P47">USER</text:p><text:list text:style-name="LFO2" text:continue-numbering="true"><text:list-item><text:p text:style-name="P48">idUser</text:p></text:list-item><text:list-item><text:p text:style-name="P49">nom</text:p></text:list-item><text:list-item><text:p text:style-name="P50">prenom</text:p></text:list-item><text:list-item><text:p text:style-name="P51">login</text:p></text:list-item><text:list-item><text:p text:style-name="P52">password</text:p></text:list-item></text:list></draw:text-box><svg:title/><svg:desc/></draw:frame></text:p>
      <text:p text:style-name="Sansinterligne"><draw:frame draw:z-index="251692032" draw:id="id21" draw:style-name="a33" draw:name="Zone de texte 2" text:anchor-type="paragraph" svg:x="3.15833in" svg:y="0.00764in" svg:width="1.81667in" svg:height="1.875in" style:rel-width="scale" style:rel-height="scale"><draw:text-box><text:p text:style-name="P53">USERLIST</text:p><text:list text:style-name="LFO2" text:continue-numbering="true"><text:list-item><text:p text:style-name="P54"><text:span text:style-name="T55">idSurListe</text:span></text:p></text:list-item><text:list-item><text:p text:style-name="P56">titre</text:p></text:list-item><text:list-item><text:p text:style-name="P57">des</text:p></text:list-item><text:list-item><text:p text:style-name="P58"><text:span text:style-name="T59">idUser</text:span></text:p></text:list-item><text:list-item><text:p text:style-name="P60">dateCrea</text:p></text:list-item><text:list-item><text:p text:style-name="P61">dateModif</text:p></text:list-item></text:list></draw:text-box><svg:title/><svg:desc/></draw:frame><draw:frame draw:z-index="251687936" draw:id="id22" draw:style-name="a34" draw:name="Zone de texte 2" text:anchor-type="paragraph" svg:x="5.07431in" svg:y="0.00764in" svg:width="1.89167in" svg:height="2.10833in" style:rel-width="scale" style:rel-height="scale"><draw:text-box><text:p text:style-name="P62">ELEMENT</text:p><text:list text:style-name="LFO2" text:continue-numbering="true"><text:list-item><text:p text:style-name="P63">idElement</text:p></text:list-item><text:list-item><text:p text:style-name="P64">titre</text:p></text:list-item><text:list-item><text:p text:style-name="P65">des</text:p></text:list-item><text:list-item><text:p text:style-name="P66"><text:span text:style-name="T67">idSurListe</text:span></text:p></text:list-item><text:list-item><text:p text:style-name="P68">dateCrea</text:p></text:list-item><text:list-item><text:p text:style-name="P69">dateModif</text:p></text:list-item><text:list-item><text:p text:style-name="P70">etat</text:p></text:list-item></text:list></draw:text-box><svg:title/><svg:desc/></draw:frame></text:p>
      <text:p text:style-name="Sansinterligne"/>
      <text:p text:style-name="Sansinterligne"/>
      <text:p text:style-name="Sansinterligne"><text:span text:style-name="T71"><draw:connector draw:type="line" svg:x1="0.55764in" svg:y1="0.10625in" svg:x2="2.56597in" svg:y2="0.68958in" draw:z-index="251693056" draw:id="id23" draw:style-name="a36" draw:name="Connecteur droit avec flèche 23" text:anchor-type="paragraph"><svg:title/><svg:desc/></draw:connector></text:span><text:span text:style-name="T72"><draw:connector draw:type="line" svg:x1="3.51597in" svg:y1="0.12292in" svg:x2="5.49931in" svg:y2="0.70625in" draw:z-index="251694080" draw:id="id24" draw:style-name="a38" draw:name="Connecteur droit avec flèche 24" text:anchor-type="paragraph"><svg:title/><svg:desc/></draw:connector></text:span></text:p>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P73"/>
      <text:p text:style-name="P74"/>
      <text:p text:style-name="P75">Fonctionnalités de l’application</text:p>
      <text:p text:style-name="Sansinterligne"/>
      <text:p text:style-name="Sansinterligne">L’application a pour but de permettre à un utilisateur enregistré de créer et gérer des listes d’éléments, aussi bien de choses à faire, de cadeaux, de dettes, etc …</text:p>
      <text:p text:style-name="Sansinterligne"/>
      <text:p text:style-name="Sansinterligne">L’utilisateur peut tout d’abords se créer un compte en renseignant :</text:p>
      <text:list text:style-name="LFO1" text:continue-numbering="true">
        <text:list-item>
          <text:p text:style-name="P76">Son nom</text:p>
        </text:list-item>
        <text:list-item>
          <text:p text:style-name="P77">Son prénom</text:p>
        </text:list-item>
        <text:list-item>
          <text:p text:style-name="P78">Un nom d’utilisateur</text:p>
        </text:list-item>
        <text:list-item>
          <text:p text:style-name="P79">Un mot de passe</text:p>
        </text:list-item>
      </text:list>
      <text:p text:style-name="Sansinterligne">Avec son nom d’utilisateur et son mot de passe il peut se connecter à sa session.</text:p>
      <text:p text:style-name="Sansinterligne">Il peut également se déconnecter à tout moment.</text:p>
      <text:p text:style-name="Sansinterligne"/>
      <text:p text:style-name="Sansinterligne">L’utilisateur a ensuite accès à l’ensemble de ses listes sauvegardées en Base de Données, il voit le titre et la description de celles-ci.</text:p>
      <text:p text:style-name="Sansinterligne">Il peut alors :</text:p>
      <text:list text:style-name="LFO1" text:continue-numbering="true">
        <text:list-item>
          <text:p text:style-name="P80">Ajouter une nouvelle liste (vue d’ajout de liste)</text:p>
        </text:list-item>
        <text:list-item>
          <text:p text:style-name="P81">Supprimer une liste et ses éléments</text:p>
        </text:list-item>
        <text:list-item>
          <text:p text:style-name="P82">Cliquer sur une liste<text:s/>pour voir les divers éléments qu’elle contient</text:p>
        </text:list-item>
      </text:list>
      <text:p text:style-name="Sansinterligne"/>
      <text:soft-page-break/>
      <text:p text:style-name="Sansinterligne">Dans le dernier cas il est redirigé sur la liste des éléments de la liste choisit. Il verra alors le titre et la description de chaque élément de la liste.</text:p>
      <text:p text:style-name="Sansinterligne">Il peut alors :</text:p>
      <text:list text:style-name="LFO1" text:continue-numbering="true">
        <text:list-item>
          <text:p text:style-name="P83">Ajouter un nouvel élément (vue d’ajout d’élément)</text:p>
        </text:list-item>
        <text:list-item>
          <text:p text:style-name="P84">Supprimer un élément</text:p>
        </text:list-item>
        <text:list-item>
          <text:p text:style-name="P85">Revenir à la liste de listes</text:p>
        </text:list-item>
      </text:list>
      <text:p text:style-name="Sansinterligne"/>
      <text:p text:style-name="Sansinterligne">Dans le cas où un utilisateur non connecté tente d’accéder aux listes de liste ou autre il est redirigé sur une page d’erreur lui demandant de se connecter ou de s’enregistr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0" svg:viewBox="0 0 20 30" svg:d="m10 0-10 30h20z"/>
    <draw:marker draw:name="a20" svg:viewBox="0 0 20 30" svg:d="m10 0-10 30h20z"/>
    <draw:marker draw:name="a14" svg:viewBox="0 0 20 30" svg:d="m10 0-10 30h20z"/>
    <draw:marker draw:name="a2" svg:viewBox="0 0 20 30" svg:d="m10 0-10 30h20z"/>
    <draw:marker draw:name="a22" svg:viewBox="0 0 20 30" svg:d="m10 0-10 30h20z"/>
    <draw:marker draw:name="a17" svg:viewBox="0 0 20 30" svg:d="m10 0-10 30h20z"/>
    <draw:marker draw:name="a4" svg:viewBox="0 0 20 30" svg:d="m10 0-10 30h20z"/>
    <draw:marker draw:name="a23" svg:viewBox="0 0 20 30" svg:d="m10 0-10 30h20z"/>
    <draw:marker draw:name="a6" svg:viewBox="0 0 20 30" svg:d="m10 0-10 30h20z"/>
    <draw:marker draw:name="a19" svg:viewBox="0 0 20 30" svg:d="m10 0-10 30h20z"/>
    <draw:marker draw:name="a8" svg:viewBox="0 0 20 30" svg:d="m10 0-10 30h20z"/>
    <draw:marker draw:name="a35" svg:viewBox="0 0 20 30" svg:d="m10 0-10 30h20z"/>
    <draw:marker draw:name="a37" svg:viewBox="0 0 20 30" svg:d="m10 0-10 30h20z"/>
    <draw:marker draw:name="a10" svg:viewBox="0 0 20 30" svg:d="m10 0-10 30h20z"/>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style:tab-stops>
          <style:tab-stop style:type="center" style:position="3.15in"/>
        </style:tab-stops>
      </style:paragraph-properties>
    </style:style>
  </office:automatic-styles>
  <office:master-styles>
    <style:master-page style:name="MP0" style:page-layout-name="PL0">
      <style:header>
        <text:p text:style-name="P2">[Tapez ici]<text:tab/>[Tapez ici] [Tapez ici]</text:p>
      </style:header>
    </style:master-page>
    <style:master-page style:next-style-name="MP0" style:name="MPF0" style:page-layout-name="PL0">
      <style:header>
        <text:p text:style-name="En-tête">Arnould Alexis<text:tab/><text:tab/>L3 Informatique</text:p>
        <text:p text:style-name="En-tête">Maucotel Benoit</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oit Maucotel</meta:initial-creator>
    <dc:creator>Benoit</dc:creator>
    <meta:creation-date>2017-12-13T09:22:00Z</meta:creation-date>
    <dc:date>2017-12-24T12:50:00Z</dc:date>
    <meta:template xlink:href="Normal" xlink:type="simple"/>
    <meta:editing-cycles>11</meta:editing-cycles>
    <meta:editing-duration>PT4380S</meta:editing-duration>
    <meta:document-statistic meta:page-count="3" meta:paragraph-count="4" meta:word-count="365" meta:character-count="2371" meta:row-count="16" meta:non-whitespace-character-count="2010"/>
  </office:meta>
</office:document-meta>
</file>